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weight="bold" officeooo:rsid="003358f6" officeooo:paragraph-rsid="003358f6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weight="bold" officeooo:rsid="0033d196" officeooo:paragraph-rsid="0033d196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weight="bold" officeooo:rsid="00347753" officeooo:paragraph-rsid="00347753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weight="bold" officeooo:rsid="00350db3" officeooo:paragraph-rsid="00350db3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weight="bold" officeooo:rsid="00360445" officeooo:paragraph-rsid="00360445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weight="bold" officeooo:rsid="0037fe32" officeooo:paragraph-rsid="0037fe32" fo:background-color="#ffff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weight="normal" officeooo:rsid="00347753" officeooo:paragraph-rsid="00347753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weight="normal" officeooo:rsid="003358f6" officeooo:paragraph-rsid="003358f6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weight="normal" officeooo:rsid="00360445" officeooo:paragraph-rsid="00360445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style="normal" fo:font-weight="normal" officeooo:rsid="00360445" officeooo:paragraph-rsid="00360445" fo:background-color="#fffff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1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style="normal" fo:font-weight="normal" officeooo:rsid="0037319a" officeooo:paragraph-rsid="00360445" fo:background-color="#fffff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2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style="normal" fo:font-weight="normal" officeooo:rsid="0037fe32" officeooo:paragraph-rsid="0037fe32" fo:background-color="#fffff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3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style="normal" fo:font-weight="normal" officeooo:rsid="003979c5" officeooo:paragraph-rsid="003979c5" fo:background-color="#fffff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4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style="normal" fo:font-weight="normal" officeooo:rsid="003b13f9" officeooo:paragraph-rsid="003b13f9" fo:background-color="#fffff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5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style="normal" fo:font-weight="normal" officeooo:rsid="003c21d0" officeooo:paragraph-rsid="003c21d0" fo:background-color="#fffff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6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style="normal" fo:font-weight="normal" officeooo:rsid="003cb71b" officeooo:paragraph-rsid="003cb71b" fo:background-color="#fffff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7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style="normal" fo:font-weight="bold" officeooo:rsid="0037fe32" officeooo:paragraph-rsid="0037fe32" fo:background-color="#ffffff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8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style="normal" fo:font-weight="bold" officeooo:rsid="003979c5" officeooo:paragraph-rsid="003979c5" fo:background-color="#ffffff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9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style="normal" fo:font-weight="bold" officeooo:rsid="003c21d0" officeooo:paragraph-rsid="003c21d0" fo:background-color="#ffffff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20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style="normal" fo:font-weight="bold" officeooo:rsid="003cb71b" officeooo:paragraph-rsid="003cb71b" fo:background-color="#ffffff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21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zxx" fo:country="none" fo:font-weight="normal" officeooo:rsid="003358f6" officeooo:paragraph-rsid="003358f6" fo:background-color="#ffff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f2a7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7319a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37319a" style:font-style-asian="normal" style:font-weight-asian="bold" style:font-style-complex="normal" style:font-weight-complex="bold"/>
    </style:style>
    <style:style style:name="T9" style:family="text">
      <style:text-properties officeooo:rsid="003d357a"/>
    </style:style>
    <style:style style:name="T10" style:family="text">
      <style:text-properties officeooo:rsid="003ef2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derstanding Package Declarations and Imports</text:p>
      <text:p text:style-name="P8">HINTS:</text:p>
      <text:p text:style-name="P8">- The Exam will not try to trick you giving invalid package names;</text:p>
      <text:p text:style-name="P8">- <text:span text:style-name="T9">Widlcards (*) imports only classes of a package, not other packages;</text:span></text:p>
      <text:p text:style-name="P8">- <text:span text:style-name="T2">java.lang</text:span><text:span text:style-name="T10"> package is imported by default;</text:span></text:p>
      <text:p text:style-name="P8"/>
      <text:p text:style-name="P2">Creating Objects</text:p>
      <text:p text:style-name="P7">HINTS:</text:p>
      <text:p text:style-name="P7">- A object is created with the <text:span text:style-name="T3">keyword</text:span> <text:span text:style-name="T1">new</text:span>;</text:p>
      <text:p text:style-name="P7">- A constructor it's used to initialize fields, and to do any other instruction at object creation;</text:p>
      <text:p text:style-name="P7"/>
      <text:p text:style-name="P7"/>
      <text:p text:style-name="P3">Instance Initializer Blocks</text:p>
      <text:p text:style-name="P7">Blocks of code <text:span text:style-name="T1">{} </text:span>that are outside of a method.</text:p>
      <text:p text:style-name="P7"/>
      <text:p text:style-name="P7"/>
      <text:p text:style-name="P3">Order of Initialization</text:p>
      <text:p text:style-name="P7">- <text:span text:style-name="T1">Fields</text:span> and <text:span text:style-name="T1">instance</text:span> <text:span text:style-name="T1">initializer blocks</text:span> are run in the order in which they appear in the code;</text:p>
      <text:p text:style-name="P7">- The constructor runs after all <text:span text:style-name="T1">fields </text:span>and <text:span text:style-name="T1">initializer blocks</text:span> have run;</text:p>
      <text:p text:style-name="P7"/>
      <text:p text:style-name="P7"/>
      <text:p text:style-name="P4">Distinguishing Between Object References and Primitives</text:p>
      <text:p text:style-name="P5"/>
      <text:p text:style-name="P5">Primitive Types</text:p>
      <text:p text:style-name="P9">The Literal value</text:p>
      <text:p text:style-name="P9"/>
      <text:p text:style-name="P5">Reference Types</text:p>
      <text:p text:style-name="P9">- A variable that is a <text:span text:style-name="T4">pointer </text:span><text:span text:style-name="T5">to the object stored in the memory;</text:span></text:p>
      <text:p text:style-name="P9"><text:span text:style-name="T5">- A reference can be assigned to another object of the </text:span><text:span text:style-name="T7">same type</text:span><text:span text:style-name="T5">;</text:span></text:p>
      <text:p text:style-name="P10"><text:soft-page-break/>- A refecente can be assigned to a new object;</text:p>
      <text:p text:style-name="P9"><text:span text:style-name="T5">- </text:span><text:span text:style-name="T6">Primitive types cannot hold the </text:span><text:span text:style-name="T8">null</text:span><text:span text:style-name="T6"> value;</text:span></text:p>
      <text:p text:style-name="P11"/>
      <text:p text:style-name="P11"/>
      <text:p text:style-name="P6"><text:span text:style-name="T6">U</text:span><text:span text:style-name="T5">nderstanding Default Initialization of Variables</text:span></text:p>
      <text:p text:style-name="P12"/>
      <text:p text:style-name="P17">Local Variables</text:p>
      <text:p text:style-name="P12">Defined within a method and must be initialized before used;</text:p>
      <text:p text:style-name="P14">In scope from declaration to end of block;</text:p>
      <text:p text:style-name="P18">Instance Variables</text:p>
      <text:p text:style-name="P13">Are initialized with default value by default;</text:p>
      <text:p text:style-name="P13">Are the fields of the class;</text:p>
      <text:p text:style-name="P14">In scope from declaration till object be garbage collected;</text:p>
      <text:p text:style-name="P13"/>
      <text:p text:style-name="P18">Class Variables</text:p>
      <text:p text:style-name="P13">Are initialized with default value by default;</text:p>
      <text:p text:style-name="P13">Have the <text:span text:style-name="T4">static </text:span>keyword;</text:p>
      <text:p text:style-name="P14">In scope ultil the program ends;</text:p>
      <text:p text:style-name="P13"/>
      <text:p text:style-name="P19">Garbage Collection</text:p>
      <text:p text:style-name="P15">A object is eligible to garbage collection when:</text:p>
      <text:p text:style-name="P15">- the object no longer has any references poiting to it;</text:p>
      <text:p text:style-name="P15">- all references to the object have gone out of scope;</text:p>
      <text:p text:style-name="P15"/>
      <text:p text:style-name="P20">finalize()</text:p>
      <text:p text:style-name="P16">A method that can be implemented, and is called only when a object is eligible for garbage collection;</text:p>
      <text:p text:style-name="P16">It is called when gargabe collector tries to collect the object;</text:p>
      <text:p text:style-name="P16">When it is called first time and <text:span text:style-name="T1">fails</text:span>, the second try will not launch the finalize method again, just once;</text:p>
      <text:p text:style-name="P16"/>
      <text:p text:style-name="P20"><text:soft-page-break/>Benefits of Java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21:16:49.695066818</meta:creation-date>
    <dc:date>2017-10-04T00:10:05.896675789</dc:date>
    <meta:editing-duration>PT3H52M25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3" meta:paragraph-count="43" meta:word-count="324" meta:character-count="1893" meta:non-whitespace-character-count="1612"/>
  </office:meta>
</office:document-meta>
</file>